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margin-bottom="0in"/>
    </style:style>
    <style:style style:name="T2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P3" style:parent-style-name="Textbody" style:family="paragraph">
      <style:paragraph-properties fo:text-align="center" fo:margin-bottom="0in"/>
    </style:style>
    <style:style style:name="P4" style:parent-style-name="Textbody" style:family="paragraph">
      <style:paragraph-properties fo:text-align="center" fo:margin-bottom="0in"/>
    </style:style>
    <style:style style:name="T5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Textbody" style:family="paragraph">
      <style:paragraph-properties fo:text-align="center" fo:margin-bottom="0in"/>
    </style:style>
    <style:style style:name="P7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8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9" style:parent-style-name="Textbody" style:family="paragraph">
      <style:paragraph-properties fo:text-align="center" fo:margin-bottom="0in"/>
    </style:style>
    <style:style style:name="P10" style:parent-style-name="Textbody" style:family="paragraph">
      <style:paragraph-properties fo:text-align="center" fo:margin-bottom="0in"/>
    </style:style>
    <style:style style:name="P11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2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3" style:parent-style-name="Standard" style:family="paragraph">
      <style:paragraph-properties fo:margin-left="2.4618in" fo:text-indent="0.4923in">
        <style:tab-stops/>
      </style:paragraph-properties>
    </style:style>
    <style:style style:name="P14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5" style:parent-style-name="Standard" style:family="paragraph">
      <style:paragraph-properties fo:margin-left="2.4618in" fo:text-indent="0.4923in">
        <style:tab-stops/>
      </style:paragraph-properties>
    </style:style>
  </office:automatic-styles>
  <office:body>
    <office:text text:use-soft-page-breaks="true">
      <text:p text:style-name="P1"><text:span text:style-name="T2">MER - GESP</text:span></text:p>
      <text:p text:style-name="P3"/>
      <text:p text:style-name="P4"><text:span text:style-name="T5">Gestor</text:span></text:p>
      <text:p text:style-name="P6">codGer, telefone, nome(priNome, ultNome), sexo, dataNascGer</text:p>
      <text:p text:style-name="P7"/>
      <text:p text:style-name="P8">Produto<text:s/></text:p>
      <text:p text:style-name="P9">CodigoProduto, quantProduto, preçoCompra, preçoProduto, dataAquisição(dia, mês, ano),<text:s/></text:p>
      <text:p text:style-name="P10">marca.<text:s/>dataVenda, deconto,<text:s/>formaPagamento, códigoVenda.</text:p>
      <text:p text:style-name="P11"/>
      <text:p text:style-name="P12">Fornecedor</text:p>
      <text:p text:style-name="P13">Cpf, nome</text:p>
      <text:p text:style-name="P14"/>
      <text:p text:style-name="P15"><text:tab/><text:tab/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22-11-23T01:01:00Z</meta:creation-date>
    <dc:date>2022-11-23T01:18:00Z</dc:date>
    <meta:template xlink:href="Normal.dotm" xlink:type="simple"/>
    <meta:editing-cycles>3</meta:editing-cycles>
    <meta:editing-duration>PT240S</meta:editing-duration>
    <meta:document-statistic meta:page-count="1" meta:paragraph-count="1" meta:word-count="40" meta:character-count="259" meta:row-count="1" meta:non-whitespace-character-count="220"/>
  </office:meta>
</office:document-meta>
</file>